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SFMono-Regular" svg:font-family="SFMono-Regular, Menlo, Monaco, Consolas, 'Liberation Mono', 'Courier New', Courier, monospac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color="#000000" loext:opacity="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4" style:family="paragraph" style:parent-style-name="Standard">
      <style:text-properties style:font-name="Arial" fo:font-size="12pt" fo:language="es" fo:country="ES" officeooo:rsid="000b38e1" officeooo:paragraph-rsid="000b38e1" style:font-size-asian="12pt" style:font-size-complex="12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0b38e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style:font-name="Arial" fo:font-size="12pt" fo:background-color="#ffff00" style:font-size-asian="12pt" style:font-size-complex="12pt"/>
    </style:style>
    <style:style style:name="P14" style:family="paragraph" style:parent-style-name="Table_20_Contents">
      <style:text-properties style:font-name="Arial" fo:font-size="11pt" fo:background-color="#ffff00" style:font-size-asian="11pt" style:font-size-complex="11pt"/>
    </style:style>
    <style:style style:name="P15" style:family="paragraph" style:parent-style-name="Table_20_Contents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Arial" fo:font-size="12pt" fo:font-weight="normal" fo:background-color="#ffff00" style:font-size-asian="12pt" style:font-weight-asian="normal" style:font-size-complex="12pt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officeooo:rsid="000b38e1" style:font-name-asian="NSimSun" style:font-name-complex="Liberation Mono"/>
    </style:style>
    <style:style style:name="T3" style:family="text">
      <style:text-properties officeooo:rsid="000b38e1"/>
    </style:style>
    <style:style style:name="T4" style:family="text">
      <style:text-properties fo:background-color="#ffff00" loext:char-shading-value="0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style:text-underline-style="non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4</text:p>
      <text:h text:style-name="P6" text:outline-level="3">Definir un esquema para <text:s/>cada uno de los <text:s/>siguientes <text:s/>ficheros <text:s/>XML de modo que <text:s/>sean validados correctamente.</text:h>
      <text:p text:style-name="P2"/>
      <text:p text:style-name="P3">1- <text:s text:c="3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&lt;persona&gt; <text:s/></text:p>
            <text:p text:style-name="P5"><text:s text:c="4"/>&lt;dni&gt;111111111&lt;/dni&gt; <text:s/></text:p>
            <text:p text:style-name="P5"><text:s text:c="4"/>&lt;name&gt;José <text:s/>Serrano&lt;/name&gt; <text:s/></text:p>
            <text:p text:style-name="P5"><text:s text:c="4"/>&lt;estadoCivil&gt;Soltero&lt;/estadoCivil&gt; <text:s/></text:p>
            <text:p text:style-name="P5"><text:s text:c="4"/>&lt;company&gt; <text:s/></text:p>
            <text:p text:style-name="P5"><text:s text:c="8"/>&lt;name&gt;Autentia&lt;/name&gt; <text:s/></text:p>
            <text:p text:style-name="P5"><text:s text:c="8"/>&lt;url&gt;http://www.autentia.com&lt;/url&gt; <text:s/></text:p>
            <text:p text:style-name="P5"><text:s text:c="8"/>&lt;telefono&gt;+34916753306&lt;/telefono&gt; <text:s/></text:p>
            <text:p text:style-name="P5"><text:s text:c="4"/>&lt;/company&gt; <text:s/></text:p>
            <text:p text:style-name="P5">&lt;/persona&gt;</text:p>
            <text:p text:style-name="P5"/>
            <text:p text:style-name="P5"/>
            <text:p text:style-name="P5"/>
            <text:p text:style-name="P5"/>
            <text:p text:style-name="P13">&lt;?xml version="1.0" encoding="UTF-8"?&gt;</text:p>
            <text:p text:style-name="P13">&lt;xs:schema xmlns:xs="http://www.w3.org/2001/XMLSchema" elementFormDefault="qualified"&gt;</text:p>
            <text:p text:style-name="P13"><text:s text:c="2"/>&lt;xs:element name="persona"&gt;</text:p>
            <text:p text:style-name="P13"><text:s text:c="4"/>&lt;xs:complexType&gt;</text:p>
            <text:p text:style-name="P13"><text:s text:c="6"/>&lt;xs:sequence&gt;</text:p>
            <text:p text:style-name="P13"><text:s text:c="8"/>&lt;xs:element name="dni" type="xs:string"/&gt;</text:p>
            <text:p text:style-name="P13"><text:s text:c="8"/>&lt;xs:element name="name" type="xs:string"/&gt;</text:p>
            <text:p text:style-name="P13"><text:s text:c="8"/>&lt;xs:element name="estadoCivil" type="xs:string"/&gt;</text:p>
            <text:p text:style-name="P13"><text:s text:c="8"/>&lt;xs:element name="company"&gt;</text:p>
            <text:p text:style-name="P13"><text:s text:c="10"/>&lt;xs:complexType&gt;</text:p>
            <text:p text:style-name="P13"><text:s text:c="12"/>&lt;xs:sequence&gt;</text:p>
            <text:p text:style-name="P13"><text:s text:c="16"/>&lt;xs:element name="name" type="xs:string"/&gt;</text:p>
            <text:p text:style-name="P13"><text:s text:c="16"/>&lt;xs:element name="url" type="xs:string"/&gt;</text:p>
            <text:p text:style-name="P13"><text:s text:c="16"/>&lt;xs:element name="telefono" type="xs:string"/&gt;</text:p>
            <text:p text:style-name="P13"><text:s text:c="12"/>&lt;/xs:sequence&gt;</text:p>
            <text:p text:style-name="P13"><text:s text:c="10"/>&lt;/xs:complexType&gt;</text:p>
            <text:p text:style-name="P13"><text:s text:c="10"/>&lt;/xs:element&gt;</text:p>
            <text:p text:style-name="P13"><text:s text:c="6"/>&lt;/xs:sequence&gt;</text:p>
            <text:p text:style-name="P13"><text:s text:c="4"/>&lt;/xs:complexType&gt;</text:p>
            <text:p text:style-name="P13"><text:s text:c="2"/>&lt;/xs:element&gt;</text:p>
            <text:p text:style-name="P13">&lt;/xs:schema&gt;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- </text:p>
      <text:p text:style-name="P3"><text:soft-page-break/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&lt;libro precio="30" &gt; </text:p>
            <text:p text:style-name="P5"><text:s text:c="8"/>&lt;titulo&gt; Lenguajes de Marcas&lt;/titulo&gt;</text:p>
            <text:p text:style-name="P5"><text:s text:c="8"/>&lt;autor&gt;Javier S. Zurdo&lt;/autor&gt;</text:p>
            <text:p text:style-name="P5"><text:s text:c="8"/>&lt;autor&gt;Pablo Toharia&lt;/autor&gt;</text:p>
            <text:p text:style-name="P5"><text:s text:c="8"/>&lt;editorial&gt;Ra-Ma&lt;/editorial&gt;</text:p>
            <text:p text:style-name="P5">&lt;/libro&gt;</text:p>
            <text:p text:style-name="P5"/>
            <text:p text:style-name="P13">&lt;?xml version="1.0" encoding="UTF-8"?&gt;</text:p>
            <text:p text:style-name="P13">&lt;xs:schema xmlns:xs="http://www.w3.org/2001/XMLSchema" elementFormDefault="qualified"&gt;</text:p>
            <text:p text:style-name="P13"><text:s text:c="2"/>&lt;xs:element name="libro"&gt;</text:p>
            <text:p text:style-name="P13"><text:s text:c="4"/>&lt;xs:complexType&gt;</text:p>
            <text:p text:style-name="P13"><text:s text:c="6"/>&lt;xs:sequence&gt;</text:p>
            <text:p text:style-name="P13"><text:s text:c="8"/>&lt;xs:element name="titulo" type="xs:string"/&gt;</text:p>
            <text:p text:style-name="P13"><text:s text:c="8"/>&lt;xs:element name="autor" type="xs:string" minOccurs="0" maxOccurs="2"/&gt;</text:p>
            <text:p text:style-name="P13"><text:s text:c="8"/>&lt;xs:element name="editorial" type="xs:string"/&gt;</text:p>
            <text:p text:style-name="P13"><text:s text:c="6"/>&lt;/xs:sequence&gt;</text:p>
            <text:p text:style-name="P13"><text:s text:c="6"/>&lt;xs:attribute name="precio" type="xs:integer"/&gt;</text:p>
            <text:p text:style-name="P13"><text:s text:c="4"/>&lt;/xs:complexType&gt;</text:p>
            <text:p text:style-name="P13"><text:s text:c="2"/>&lt;/xs:element&gt;</text:p>
            <text:p text:style-name="P13">&lt;/xs:schema&gt;</text:p>
          </table:table-cell>
        </table:table-row>
      </table:table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-</text:p>
      <text:p text:style-name="P3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&lt;listaproductos&gt;</text:p>
            <text:p text:style-name="P9"><text:s text:c="4"/><text:span text:style-name="T1">&lt;articulo&gt;</text:span></text:p>
            <text:p text:style-name="P9"><text:s text:c="15"/><text:span text:style-name="T1">&lt;codigo&gt;CD12&lt;/codigo&gt;</text:span></text:p>
            <text:p text:style-name="P9"><text:s text:c="14"/><text:span text:style-name="T1">&lt;descripcion autor="</text:span><text:span text:style-name="T2">Juan</text:span><text:span text:style-name="T1">"&gt;Monitor&lt;/descripcion&gt;</text:span></text:p>
            <text:p text:style-name="P9"><text:s text:c="4"/><text:span text:style-name="T1">&lt;/articulo&gt;</text:span></text:p>
            <text:p text:style-name="P9"><text:s text:c="4"/><text:span text:style-name="T1">&lt;articulo&gt;</text:span></text:p>
            <text:p text:style-name="P9"><text:s text:c="11"/><text:span text:style-name="T1">&lt;codigo&gt;CA12&lt;/codigo&gt;</text:span></text:p>
            <text:p text:style-name="P10"><text:s text:c="11"/>&lt;descripcion autor="Pepe"&gt;Monitor&lt;/descripcion&gt;</text:p>
            <text:p text:style-name="P9"><text:s text:c="4"/><text:span text:style-name="T1">&lt;/articulo&gt;</text:span></text:p>
            <text:p text:style-name="P9"><text:s text:c="4"/><text:span text:style-name="T1">&lt;articulo&gt;</text:span></text:p>
            <text:p text:style-name="P9"><text:s text:c="11"/><text:span text:style-name="T1">&lt;codigo&gt;AA99&lt;/codigo&gt;</text:span></text:p>
            <text:p text:style-name="P9"><text:s text:c="11"/><text:span text:style-name="T1">&lt;descripcion&gt;Teclado&lt;/descripcion&gt;</text:span></text:p>
            <text:p text:style-name="P9"><text:s text:c="4"/><text:span text:style-name="T1">&lt;/articulo&gt;</text:span></text:p>
            <text:p text:style-name="P8">&lt;/listaproductos&gt;</text:p>
            <text:p text:style-name="P15"/>
            <text:p text:style-name="P15"/>
            <text:p text:style-name="P16">&lt;?xml version="1.0" encoding="UTF-8"?&gt;</text:p>
            <text:p text:style-name="P16">&lt;xs:schema xmlns:xs="http://www.w3.org/2001/XMLSchema" elementFormDefault="qualified"&gt;</text:p>
            <text:p text:style-name="P16"><text:s text:c="2"/>&lt;xs:element name="listaproductos"&gt;</text:p>
            <text:p text:style-name="P16"><text:s text:c="4"/>&lt;xs:complexType&gt;</text:p>
            <text:p text:style-name="P16"><text:s text:c="6"/>&lt;xs:sequence&gt; </text:p>
            <text:p text:style-name="P16"><text:s text:c="8"/>&lt;xs:element name="articulo" minOccurs="0" maxOccurs="unbounded"&gt;</text:p>
            <text:p text:style-name="P16"><text:s text:c="12"/>&lt;xs:complexType&gt;</text:p>
            <text:p text:style-name="P16"><text:s text:c="16"/>&lt;xs:sequence&gt;</text:p>
            <text:p text:style-name="P16"><text:s text:c="20"/>&lt;xs:element name="codigo" type="xs:string"/&gt;</text:p>
            <text:p text:style-name="P16"><text:s text:c="20"/>&lt;xs:element name="descripcion"&gt;</text:p>
            <text:p text:style-name="P16"><text:s text:c="16"/>&lt;xs:complexType&gt;</text:p>
            <text:p text:style-name="P16"><text:s text:c="22"/>&lt;xs:simpleContent&gt;</text:p>
            <text:p text:style-name="P16"><text:s text:c="24"/>&lt;xs:extension base="xs:string"&gt;</text:p>
            <text:p text:style-name="P16"><text:s text:c="24"/>&lt;xs:attribute name="autor" type="xs:string" use="optional"/&gt;</text:p>
            <text:p text:style-name="P16"><text:s text:c="24"/>&lt;/xs:extension&gt;</text:p>
            <text:p text:style-name="P16"><text:s text:c="22"/>&lt;/xs:simpleContent&gt;</text:p>
            <text:p text:style-name="P16"><text:s text:c="18"/>&lt;/xs:complexType&gt;</text:p>
            <text:p text:style-name="P16"><text:s text:c="20"/>&lt;/xs:element&gt;</text:p>
            <text:p text:style-name="P16"><text:s text:c="16"/>&lt;/xs:sequence&gt;</text:p>
            <text:p text:style-name="P16"><text:s text:c="12"/>&lt;/xs:complexType&gt;</text:p>
            <text:p text:style-name="P16"><text:s text:c="8"/>&lt;/xs:element&gt;</text:p>
            <text:p text:style-name="P16"><text:s text:c="6"/>&lt;/xs:sequence&gt;</text:p>
            <text:p text:style-name="P16"><text:s text:c="4"/>&lt;/xs:complexType&gt;</text:p>
            <text:p text:style-name="P16"><text:s text:c="2"/>&lt;/xs:element&gt;</text:p>
            <text:p text:style-name="P16">&lt;/xs:schema&gt;</text:p>
          </table:table-cell>
        </table:table-row>
      </table:table>
      <text:p text:style-name="P3"><text:span text:style-name="T3">4</text:span>- <text:s/></text:p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&lt;alumnos&gt; </text:p>
            <text:p text:style-name="P5"><text:soft-page-break/>&lt;alumno dni="111"&gt;</text:p>
            <text:p text:style-name="P5">&lt;nombre&gt;Juan Garcia&lt;/nombre&gt;</text:p>
            <text:p text:style-name="P5">&lt;direccion&gt;</text:p>
            <text:p text:style-name="P5">&lt;calle&gt;Avenida de la Fuente&lt;/calle&gt;</text:p>
            <text:p text:style-name="P5">&lt;numero&gt;6&lt;/numero&gt;</text:p>
            <text:p text:style-name="P5">&lt;ciudad&gt;Vigo&lt;/ciudad&gt;</text:p>
            <text:p text:style-name="P5">&lt;provincia&gt;Pontevedra&lt;/provincia&gt;</text:p>
            <text:p text:style-name="P5">&lt;/direccion&gt;</text:p>
            <text:p text:style-name="P5">&lt;telefono&gt;924555555&lt;/telefono&gt;</text:p>
            <text:p text:style-name="P5">&lt;/alumno&gt;</text:p>
            <text:p text:style-name="P5">&lt;alumno dni="222"&gt;</text:p>
            <text:p text:style-name="P5">&lt;nombre&gt;Jose Sanchez&lt;/nombre&gt;</text:p>
            <text:p text:style-name="P5">&lt;direccion&gt;</text:p>
            <text:p text:style-name="P5">&lt;calle&gt;Calle Ancha&lt;/calle&gt;</text:p>
            <text:p text:style-name="P5">&lt;numero&gt;3&lt;/numero&gt;</text:p>
            <text:p text:style-name="P5">&lt;ciudad&gt;Lalín&lt;/ciudad&gt;</text:p>
            <text:p text:style-name="P5">&lt;provincia&gt;Pontevedra&lt;/provincia&gt;</text:p>
            <text:p text:style-name="P5">&lt;/direccion&gt;</text:p>
            <text:p text:style-name="P5">&lt;telefono&gt;924550000&lt;/telefono&gt;</text:p>
            <text:p text:style-name="P5">&lt;/alumno&gt;</text:p>
            <text:p text:style-name="P5">&lt;/alumnos&gt; </text:p>
            <text:p text:style-name="P5"/>
            <text:p text:style-name="P14">&lt;?xml version="1.0" encoding="UTF-8"?&gt;</text:p>
            <text:p text:style-name="P14">&lt;xs:schema xmlns:xs="http://www.w3.org/2001/XMLSchema" elementFormDefault="qualified"&gt;</text:p>
            <text:p text:style-name="P14"><text:s text:c="2"/>&lt;xs:element name="alumnos"&gt;</text:p>
            <text:p text:style-name="P14"><text:s text:c="4"/>&lt;xs:complexType&gt;</text:p>
            <text:p text:style-name="P14"><text:s text:c="6"/>&lt;xs:sequence&gt;</text:p>
            <text:p text:style-name="P14"><text:s text:c="8"/>&lt;xs:element name="alumno" minOccurs="0" maxOccurs="unbounded"&gt;</text:p>
            <text:p text:style-name="P14"><text:s text:c="10"/>&lt;xs:complexType&gt;</text:p>
            <text:p text:style-name="P14"><text:s text:c="12"/>&lt;xs:sequence&gt;</text:p>
            <text:p text:style-name="P14"><text:s text:c="14"/>&lt;xs:element name="nombre" type="xs:string"/&gt;</text:p>
            <text:p text:style-name="P14"><text:s text:c="14"/>&lt;xs:element name="direccion"&gt;</text:p>
            <text:p text:style-name="P14"><text:s text:c="16"/>&lt;xs:complexType&gt;</text:p>
            <text:p text:style-name="P14"><text:s text:c="18"/>&lt;xs:sequence&gt;</text:p>
            <text:p text:style-name="P14"><text:s text:c="20"/>&lt;xs:element name="calle" type="xs:string"/&gt;</text:p>
            <text:p text:style-name="P14"><text:s text:c="20"/>&lt;xs:element name="numero" type="xs:integer"/&gt;</text:p>
            <text:p text:style-name="P14"><text:s text:c="20"/>&lt;xs:element name="ciudad" type="xs:string"/&gt;</text:p>
            <text:p text:style-name="P14"><text:s text:c="20"/>&lt;xs:element name="provincia" type="xs:string"/&gt;</text:p>
            <text:p text:style-name="P14"><text:s text:c="18"/>&lt;/xs:sequence&gt;</text:p>
            <text:p text:style-name="P14"><text:s text:c="16"/>&lt;/xs:complexType&gt;</text:p>
            <text:p text:style-name="P14"><text:s text:c="14"/>&lt;/xs:element&gt;</text:p>
            <text:p text:style-name="P14"><text:s text:c="14"/>&lt;xs:element name="telefono" type="xs:string"/&gt;</text:p>
            <text:p text:style-name="P14"><text:s text:c="12"/>&lt;/xs:sequence&gt;</text:p>
            <text:p text:style-name="P14"><text:s text:c="10"/>&lt;xs:attribute name="dni" type="xs:integer"/&gt;</text:p>
            <text:p text:style-name="P14"><text:s text:c="10"/>&lt;/xs:complexType&gt;</text:p>
            <text:p text:style-name="P14"><text:s text:c="8"/>&lt;/xs:element&gt;</text:p>
            <text:p text:style-name="P14"><text:s text:c="6"/>&lt;/xs:sequence&gt;</text:p>
            <text:p text:style-name="P14"><text:s text:c="4"/>&lt;/xs:complexType&gt;</text:p>
            <text:p text:style-name="P14"><text:s text:c="2"/>&lt;/xs:element&gt;</text:p>
            <text:p text:style-name="P14">&lt;/xs:schema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SFMono-Regular" svg:font-family="SFMono-Regular, Menlo, Monaco, Consolas, 'Liberation Mono', 'Courier New', Courier, monospac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3-02-26T12:33:04.92</meta:creation-date>
    <dc:date>2023-02-16T11:28:21.880549693</dc:date>
    <meta:editing-duration>PT2H51M48S</meta:editing-duration>
    <meta:editing-cycles>8</meta:editing-cycles>
    <meta:generator>LibreOffice/7.3.7.2$Linux_X86_64 LibreOffice_project/30$Build-2</meta:generator>
    <meta:printed-by>e e</meta:printed-by>
    <meta:print-date>2013-02-26T18:16:28.55</meta:print-date>
    <meta:document-statistic meta:table-count="4" meta:image-count="0" meta:object-count="0" meta:page-count="4" meta:paragraph-count="147" meta:word-count="252" meta:character-count="4705" meta:non-whitespace-character-count="3571"/>
  </office:meta>
</office:document-meta>
</file>